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6c6" officeooo:paragraph-rsid="000946c6"/>
    </style:style>
    <style:style style:name="P2" style:family="paragraph" style:parent-style-name="Standard">
      <style:text-properties officeooo:rsid="0009e543" officeooo:paragraph-rsid="0009e543"/>
    </style:style>
    <style:style style:name="P3" style:family="paragraph" style:parent-style-name="Standard">
      <style:text-properties officeooo:rsid="0009e543" officeooo:paragraph-rsid="000a5b33"/>
    </style:style>
    <style:style style:name="P4" style:family="paragraph" style:parent-style-name="Standard">
      <style:text-properties officeooo:rsid="000a5b33" officeooo:paragraph-rsid="000a5b33"/>
    </style:style>
    <style:style style:name="P5" style:family="paragraph" style:parent-style-name="Standard">
      <style:text-properties officeooo:rsid="000ba36d" officeooo:paragraph-rsid="000ba36d"/>
    </style:style>
    <style:style style:name="P6" style:family="paragraph" style:parent-style-name="Standard">
      <style:text-properties officeooo:rsid="000f797a" officeooo:paragraph-rsid="000ba36d"/>
    </style:style>
    <style:style style:name="P7" style:family="paragraph" style:parent-style-name="Standard">
      <style:text-properties officeooo:rsid="000f797a" officeooo:paragraph-rsid="000f797a"/>
    </style:style>
    <style:style style:name="P8" style:family="paragraph" style:parent-style-name="Standard">
      <style:text-properties officeooo:rsid="0010cfbf" officeooo:paragraph-rsid="0010cfbf"/>
    </style:style>
    <style:style style:name="T1" style:family="text">
      <style:text-properties style:text-underline-style="solid" style:text-underline-width="auto" style:text-underline-color="font-color" fo:font-weight="bold" officeooo:rsid="000946c6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cf435" style:font-weight-asian="bold" style:font-weight-complex="bold"/>
    </style:style>
    <style:style style:name="T3" style:family="text">
      <style:text-properties officeooo:rsid="0009e543"/>
    </style:style>
    <style:style style:name="T4" style:family="text">
      <style:text-properties officeooo:rsid="000a5b33"/>
    </style:style>
    <style:style style:name="T5" style:family="text">
      <style:text-properties officeooo:rsid="000cf435"/>
    </style:style>
    <style:style style:name="T6" style:family="text">
      <style:text-properties officeooo:rsid="000f8910"/>
    </style:style>
    <style:style style:name="T7" style:family="text">
      <style:text-properties officeooo:rsid="0010cfbf"/>
    </style:style>
    <style:style style:name="T8" style:family="text">
      <style:text-properties officeooo:rsid="00133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Test Case</text:span><text:span text:style-name="T2">s Passed</text:span><text:span text:style-name="T1"> For Item Code</text:span></text:p>
      <text:p text:style-name="Standard"/>
      <text:p text:style-name="P1">1. Apply Series in item code</text:p>
      <text:p text:style-name="P1">Expectation – Applying the Series in item_code that Series starting with FI-0000 and it will continuously auto increment. </text:p>
      <text:p text:style-name="P1"/>
      <text:p text:style-name="P1">2. Checking before generating item_code Series</text:p>
      <text:p text:style-name="P1"/>
      <text:p text:style-name="P1">Expectation – <text:s text:c="2"/>Before generating series <text:span text:style-name="T3">checking the document is new one or not. if it is new one then series will generate otherwise it wont generate.</text:span></text:p>
      <text:p text:style-name="P1"/>
      <text:p text:style-name="P2">3. Any item deleted from <text:span text:style-name="T5">Item Master</text:span></text:p>
      <text:p text:style-name="P2"/>
      <text:p text:style-name="P2">Expectation – if there is 10 item series will be <text:s/>FI-0001 to FI-0010 if someone has deleted any item form this list then it wont be effect for next item <text:span text:style-name="T5">and</text:span> It will generate for next item <text:span text:style-name="T5">with series </text:span>FI-0011.</text:p>
      <text:p text:style-name="P2"/>
      <text:p text:style-name="P3">4. <text:span text:style-name="T4">Existing flow will disturb</text:span></text:p>
      <text:p text:style-name="P5"/>
      <text:p text:style-name="P3"><text:span text:style-name="T4">Expectation – if we will apply series then the existing flow item_code and item_name is same then it will be disturb.<text:line-break/></text:span></text:p>
      <text:p text:style-name="P4">5. we cannot create other name</text:p>
      <text:p text:style-name="P4"/>
      <text:p text:style-name="P5">Expectation – If we try to create other name in item_code the series will automatic update instead of what we were trying to add. <text:s/></text:p>
      <text:p text:style-name="P6"/>
      <text:p text:style-name="P8">Note:</text:p>
      <text:p text:style-name="P8"/>
      <text:p text:style-name="P7">If <text:span text:style-name="T6">we</text:span> trying to make New Item without edit in full page , facing some issue due to Mandatory field(ItemCode). <text:span text:style-name="T7">And in full edit page it is working fine.</text:span></text:p>
      <text:p text:style-name="P8"><text:span text:style-name="T8">T</text:span>his issue we will try to resolve in next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4:20:54.686115291</meta:creation-date>
    <dc:date>2018-12-05T16:02:50.814624318</dc:date>
    <meta:editing-duration>PT50M3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00" meta:character-count="1142" meta:non-whitespace-character-count="939"/>
  </office:meta>
</office:document-meta>
</file>